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2" table:default-cell-style-name="Default"/>
        <table:table-row table:style-name="ro1" table:number-rows-repeated="13">
          <table:table-cell table:number-columns-repeated="44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8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4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5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[.C17]" office:value-type="float" office:value="1" calcext:value-type="float">
            <text:p>1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[.C17]" office:value-type="float" office:value="-1" calcext:value-type="float">
            <text:p>-1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  <table:table-cell table:style-name="ce1" table:formula="of:=-(1/20)*[.C17]" office:value-type="float" office:value="-0.05" calcext:value-type="float">
            <text:p>-0.05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4"/>
          <table:table-cell table:style-name="ce1" table:number-columns-repeated="12"/>
          <table:table-cell table:number-columns-repeated="28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8:.AN28];[.C29:.AN29])" office:value-type="float" office:value="0.377974928703644" calcext:value-type="float">
            <text:p>0.3779749287</text:p>
          </table:table-cell>
          <table:table-cell table:number-columns-repeated="41"/>
        </table:table-row>
        <table:table-row table:style-name="ro1" table:number-rows-repeated="3">
          <table:table-cell table:number-columns-repeated="44"/>
        </table:table-row>
        <table:table-row table:style-name="ro1">
          <table:table-cell/>
          <table:table-cell office:value-type="string" calcext:value-type="string">
            <text:p>Multiplied values: (Equate these with alphas)</text:p>
          </table:table-cell>
          <table:table-cell table:number-matrix-columns-spanned="1" table:number-matrix-rows-spanned="16" table:formula="of:=MMULT(A;TRANSPOSE(X))"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table:number-matrix-columns-spanned="1" table:number-matrix-rows-spanned="16" table:formula="of:=TRANSPOSE(ALPHA)" office:value-type="float" office:value="0" calcext:value-type="float">
            <text:p>0</text:p>
          </table:table-cell>
          <table:table-cell/>
          <table:table-cell office:value-type="string" calcext:value-type="string">
            <text:p>Final</text:p>
          </table:table-cell>
          <table:table-cell table:number-matrix-columns-spanned="1" table:number-matrix-rows-spanned="1" table:formula="of:=MMULT(reward;TRANSPOSE(X))" office:value-type="float" office:value="0.328592212654262" calcext:value-type="float">
            <text:p>0.3285922127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1.99840144432528E-015" calcext:value-type="float">
            <text:p>-1.99840144432528E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4.16333634234434E-016" calcext:value-type="float">
            <text:p>4.16333634234434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5.55111512312578E-016" calcext:value-type="float">
            <text:p>-5.55111512312578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9.99200722162641E-016" calcext:value-type="float">
            <text:p>-9.99200722162641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9.71445146547012E-017" calcext:value-type="float">
            <text:p>9.71445146547012E-17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1" table:number-columns-repeated="2"/>
          <table:table-cell table:number-columns-repeated="33"/>
        </table:table-row>
        <table:table-row table:style-name="ro1">
          <table:table-cell table:number-columns-repeated="2"/>
          <table:table-cell office:value-type="float" office:value="4.85722573273506E-016" calcext:value-type="float">
            <text:p>4.85722573273506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1.99840144432528E-015" calcext:value-type="float">
            <text:p>1.99840144432528E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.999999999999999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5.55111512312578E-016" calcext:value-type="float">
            <text:p>5.55111512312578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7.49400541621981E-016" calcext:value-type="float">
            <text:p>-7.49400541621981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1.4432899320127E-015" calcext:value-type="float">
            <text:p>1.4432899320127E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Here ‘Final’ is final expected utility calculated by lp solver</text:p>
          </table:table-cell>
          <table:table-cell table:number-columns-repeated="41"/>
        </table:table-row>
      </table:table>
      <table:named-expressions>
        <table:named-range table:name="A" table:base-cell-address="$Sheet1.$C$34" table:cell-range-address="$Sheet1.$C$34:.$AR$49"/>
        <table:named-range table:name="ALPHA" table:base-cell-address="$Sheet1.$R$31" table:cell-range-address="$Sheet1.$C$31:.$R$31"/>
        <table:named-range table:name="FINAL" table:base-cell-address="$Sheet1.$C$52" table:cell-range-address="$Sheet1.$C$52:.$AR$52"/>
        <table:named-range table:name="reward" table:base-cell-address="$Sheet1.$C$29" table:cell-range-address="$Sheet1.$C$29:.$AR$29"/>
        <table:named-range table:name="X" table:base-cell-address="$Sheet1.$C$28" table:cell-range-address="$Sheet1.$C$28:.$AR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2:54:24.019511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7-03-14T22:55:35.530680755</dc:date>
    <meta:editing-duration>PT1H50M1S</meta:editing-duration>
    <meta:editing-cycles>11</meta:editing-cycles>
    <meta:generator>LibreOffice/5.1.6.2$Linux_X86_64 LibreOffice_project/10m0$Build-2</meta:generator>
    <meta:document-statistic meta:table-count="1" meta:cell-count="951" meta:object-count="0"/>
  </office:meta>
</office:document-meta>
</file>